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69pt"/>
    </style:style>
    <style:style style:name="co2" style:family="table-column">
      <style:table-column-properties fo:break-before="auto" style:column-width="121.44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48.56pt"/>
    </style:style>
    <style:style style:name="co5" style:family="table-column">
      <style:table-column-properties fo:break-before="auto" style:column-width="378.06pt"/>
    </style:style>
    <style:style style:name="co6" style:family="table-column">
      <style:table-column-properties fo:break-before="auto" style:column-width="65.76pt"/>
    </style:style>
    <style:style style:name="co7" style:family="table-column">
      <style:table-column-properties fo:break-before="auto" style:column-width="81.75pt"/>
    </style:style>
    <style:style style:name="co8" style:family="table-column">
      <style:table-column-properties fo:break-before="auto" style:column-width="107.26pt"/>
    </style:style>
    <style:style style:name="co9" style:family="table-column">
      <style:table-column-properties fo:break-before="auto" style:column-width="104.26pt"/>
    </style:style>
    <style:style style:name="co10" style:family="table-column">
      <style:table-column-properties fo:break-before="auto" style:column-width="125.04pt"/>
    </style:style>
    <style:style style:name="co11" style:family="table-column">
      <style:table-column-properties fo:break-before="auto" style:column-width="132.09pt"/>
    </style:style>
    <style:style style:name="co12" style:family="table-column">
      <style:table-column-properties fo:break-before="auto" style:column-width="102.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800000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  <style:text-properties fo:color="#666666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pt"/>
      <style:text-properties fo:color="#666666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0000cc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13" style:family="table-cell" style:parent-style-name="Default" style:data-style-name="N1"/>
    <style:style style:name="ce14" style:family="table-cell" style:parent-style-name="Default">
      <style:table-cell-properties fo:background-color="#eeeeee"/>
    </style:style>
    <style:style style:name="ce15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6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es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ensor</text:p>
          </table:table-cell>
          <table:table-cell table:style-name="ce1" office:value-type="string" calcext:value-type="string">
            <text:p>Mapped torque, Nm</text:p>
          </table:table-cell>
          <table:table-cell table:style-name="ce1" office:value-type="string" calcext:value-type="string">
            <text:p>Spoof voltage</text:p>
          </table:table-cell>
          <table:table-cell/>
          <table:table-cell office:value-type="string" calcext:value-type="string">
            <text:p>STEPS_PER_VOLT</text:p>
          </table:table-cell>
          <table:table-cell table:style-name="ce8" table:formula="of:=4096/5" office:value-type="float" office:value="819.2" calcext:value-type="float">
            <text:p>819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(High)</text:p>
          </table:table-cell>
          <table:table-cell table:style-name="ce7"/>
          <table:table-cell table:style-name="ce10"/>
          <table:table-cell table:number-columns-repeated="1021"/>
        </table:table-row>
        <table:table-row table:style-name="ro1">
          <table:table-cell table:style-name="ce3" office:value-type="string" calcext:value-type="string">
            <text:p>left</text:p>
          </table:table-cell>
          <table:table-cell table:style-name="ce8" office:value-type="float" office:value="-5" calcext:value-type="float">
            <text:p>-5</text:p>
          </table:table-cell>
          <table:table-cell table:style-name="ce11" office:value-type="float" office:value="2.1" calcext:value-type="float">
            <text:p>2.1</text:p>
          </table:table-cell>
          <table:table-cell/>
          <table:table-cell office:value-type="string" calcext:value-type="string">
            <text:p>STEERING_SPOOF_LOW_SIGNAL_VOLTAGE_MIN</text:p>
          </table:table-cell>
          <table:table-cell table:formula="of:=1.2"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8" office:value-type="float" office:value="0" calcext:value-type="float">
            <text:p>0</text:p>
          </table:table-cell>
          <table:table-cell table:style-name="ce11" office:value-type="float" office:value="2.5" calcext:value-type="float">
            <text:p>2.5</text:p>
          </table:table-cell>
          <table:table-cell/>
          <table:table-cell office:value-type="string" calcext:value-type="string">
            <text:p>STEERING_SPOOF_LOW_SIGNAL_VOLTAGE_MAX</text:p>
          </table:table-cell>
          <table:table-cell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ight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2.9" calcext:value-type="float">
            <text:p>2.9</text:p>
          </table:table-cell>
          <table:table-cell/>
          <table:table-cell office:value-type="string" calcext:value-type="string">
            <text:p>STEERING_SPOOF_HIGH_SIGNAL_VOLTAGE_MIN</text:p>
          </table:table-cell>
          <table:table-cell table:formula="of:=1.2"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(Low)</text:p>
          </table:table-cell>
          <table:table-cell table:style-name="ce7"/>
          <table:table-cell table:style-name="ce10"/>
          <table:table-cell/>
          <table:table-cell office:value-type="string" calcext:value-type="string">
            <text:p>STEERING_SPOOF_HIGH_SIGNAL_VOLTAGE_MAX</text:p>
          </table:table-cell>
          <table:table-cell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ft</text:p>
          </table:table-cell>
          <table:table-cell table:style-name="ce8" office:value-type="float" office:value="-5" calcext:value-type="float">
            <text:p>-5</text:p>
          </table:table-cell>
          <table:table-cell table:style-name="ce11" office:value-type="float" office:value="2.9" calcext:value-type="float">
            <text:p>2.9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float" office:value="0" calcext:value-type="float">
            <text:p>0</text:p>
          </table:table-cell>
          <table:table-cell table:style-name="ce11" office:value-type="float" office:value="2.5" calcext:value-type="float">
            <text:p>2.5</text:p>
          </table:table-cell>
          <table:table-cell/>
          <table:table-cell office:value-type="string" calcext:value-type="string">
            <text:p>STEERING_SPOOF_LOW_SIGNAL_RANGE_MIN</text:p>
          </table:table-cell>
          <table:table-cell table:style-name="ce13" table:formula="of:=[.F3]*[.$F$1]" office:value-type="float" office:value="983.04" calcext:value-type="float">
            <text:p>98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ight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2.1" calcext:value-type="float">
            <text:p>2.1</text:p>
          </table:table-cell>
          <table:table-cell/>
          <table:table-cell office:value-type="string" calcext:value-type="string">
            <text:p>STEERING_SPOOF_LOW_SIGNAL_RANGE_MAX</text:p>
          </table:table-cell>
          <table:table-cell table:style-name="ce13" table:formula="of:=[.F4]*[.$F$1]" office:value-type="float" office:value="3112.96" calcext:value-type="float">
            <text:p>311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TEERING_SPOOF_HIGH_SIGNAL_RANGE_MIN</text:p>
          </table:table-cell>
          <table:table-cell table:style-name="ce13" table:formula="of:=[.F5]*[.$F$1]" office:value-type="float" office:value="983.04" calcext:value-type="float">
            <text:p>98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TEERING_SPOOF_HIGH_SIGNAL_RANGE_MAX</text:p>
          </table:table-cell>
          <table:table-cell table:style-name="ce13" table:formula="of:=[.F6]*[.$F$1]" office:value-type="float" office:value="3112.96" calcext:value-type="float">
            <text:p>311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ORQUE_SPOOF_LOW_SIGNAL_CALIBRATION_CURVE_SCALE</text:p>
          </table:table-cell>
          <table:table-cell office:value-type="float" office:value="-0.08" calcext:value-type="float">
            <text:p>-0.0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ORQUE_SPOOF_LOW_SIGNAL_CALIBRATION_CURVE_OFFSET</text:p>
          </table:table-cell>
          <table:table-cell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ORQUE_SPOOF_HIGH_SIGNAL_CALIBRATION_CURVE_SCALE</text:p>
          </table:table-cell>
          <table:table-cell office:value-type="float" office:value="0.08" calcext:value-type="float">
            <text:p>0.0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ORQUE_SPOOF_HIGH_SIGNAL_CALIBRATION_CURVE_OFFSET</text:p>
          </table:table-cell>
          <table:table-cell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TEERING_TORQUE_TO_VOLTS_LO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B7]" office:value-type="float" office:value="-5" calcext:value-type="float">
            <text:p>-5</text:p>
          </table:table-cell>
          <table:table-cell table:formula="of:=(([.$F$13]*[.E19])+[.$F$14])" office:value-type="float" office:value="2.9" calcext:value-type="float">
            <text:p>2.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[.B8]" office:value-type="float" office:value="0" calcext:value-type="float">
            <text:p>0</text:p>
          </table:table-cell>
          <table:table-cell table:formula="of:=(([.$F$13]*[.E20])+[.$F$14])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[.B9]" office:value-type="float" office:value="5" calcext:value-type="float">
            <text:p>5</text:p>
          </table:table-cell>
          <table:table-cell table:formula="of:=(([.$F$13]*[.E21])+[.$F$14])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TEERING_TORQUE_TO_VOLTS_HIGH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B3]" office:value-type="float" office:value="-5" calcext:value-type="float">
            <text:p>-5</text:p>
          </table:table-cell>
          <table:table-cell table:formula="of:=(([.$F$15]*[.E23])+[.$F$16])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>
            <draw:frame table:end-cell-address="vesta.E36" table:end-x="156.27pt" table:end-y="7.63pt" draw:z-index="0" draw:name="Chart 2" draw:style-name="gr1" draw:text-style-name="P1" svg:width="489.83pt" svg:height="175.69pt" svg:x="0pt" svg:y="11.99pt">
              <loext:p draw:notify-on-update-of-ranges="vesta.B7:vesta.B9 vesta.C7:vesta.C9 vesta.B3:vesta.B5 vesta.C3:vesta.C5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formula="of:=[.B4]" office:value-type="float" office:value="0" calcext:value-type="float">
            <text:p>0</text:p>
          </table:table-cell>
          <table:table-cell table:formula="of:=(([.$F$15]*[.E24])+[.$F$16])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[.B5]" office:value-type="float" office:value="5" calcext:value-type="float">
            <text:p>5</text:p>
          </table:table-cell>
          <table:table-cell table:formula="of:=(([.$F$15]*[.E25])+[.$F$16])" office:value-type="float" office:value="2.9" calcext:value-type="float">
            <text:p>2.9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IA_Soul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1021" table:default-cell-style-name="Default"/>
        <table:table-row table:style-name="ro1">
          <table:table-cell table:style-name="ce1" office:value-type="string" calcext:value-type="string">
            <text:p>Sensor</text:p>
          </table:table-cell>
          <table:table-cell table:style-name="ce1" office:value-type="string" calcext:value-type="string">
            <text:p>Mapped torque</text:p>
          </table:table-cell>
          <table:table-cell table:style-name="ce1" office:value-type="string" calcext:value-type="string">
            <text:p>Spoof voltag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igh</text:p>
          </table:table-cell>
          <table:table-cell table:style-name="ce7"/>
          <table:table-cell table:style-name="ce10"/>
          <table:table-cell table:number-columns-repeated="1021"/>
        </table:table-row>
        <table:table-row table:style-name="ro1">
          <table:table-cell table:style-name="ce3" office:value-type="string" calcext:value-type="string">
            <text:p>left</text:p>
          </table:table-cell>
          <table:table-cell table:style-name="ce14" office:value-type="float" office:value="2048" calcext:value-type="float">
            <text:p>2048</text:p>
          </table:table-cell>
          <table:table-cell table:style-name="ce16" office:value-type="float" office:value="4.26" calcext:value-type="float">
            <text:p>4.26</text:p>
          </table:table-cell>
          <table:table-cell table:number-columns-repeated="1021"/>
        </table:table-row>
        <table:table-row table:style-name="ro1">
          <table:table-cell table:style-name="ce4"/>
          <table:table-cell office:value-type="float" office:value="0" calcext:value-type="float">
            <text:p>0</text:p>
          </table:table-cell>
          <table:table-cell table:style-name="ce17" office:value-type="float" office:value="2.53" calcext:value-type="float">
            <text:p>2.53</text:p>
          </table:table-cell>
          <table:table-cell>
            <draw:frame table:end-cell-address="KIA_Soul.N32" table:end-x="36.09pt" table:end-y="14.97pt" draw:z-index="0" draw:name="Chart 2" draw:style-name="gr1" draw:text-style-name="P1" svg:width="790.36pt" svg:height="434.86pt" svg:x="63.24pt" svg:y="0.11pt">
              <loext:p draw:notify-on-update-of-ranges="KIA_Soul.B7:KIA_Soul.B9 KIA_Soul.C7:KIA_Soul.C9 KIA_Soul.B3:KIA_Soul.B5 KIA_Soul.C3:KIA_Soul.C5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right</text:p>
          </table:table-cell>
          <table:table-cell table:style-name="ce15" office:value-type="float" office:value="-2048" calcext:value-type="float">
            <text:p>-2048</text:p>
          </table:table-cell>
          <table:table-cell table:style-name="ce18" office:value-type="float" office:value="0.81" calcext:value-type="float">
            <text:p>0.8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ow</text:p>
          </table:table-cell>
          <table:table-cell table:style-name="ce7"/>
          <table:table-cell table:style-name="ce10"/>
          <table:table-cell table:number-columns-repeated="1021"/>
        </table:table-row>
        <table:table-row table:style-name="ro1">
          <table:table-cell table:style-name="ce3" office:value-type="string" calcext:value-type="string">
            <text:p>left</text:p>
          </table:table-cell>
          <table:table-cell table:style-name="ce14" office:value-type="float" office:value="-2048" calcext:value-type="float">
            <text:p>-2048</text:p>
          </table:table-cell>
          <table:table-cell table:style-name="ce16" office:value-type="float" office:value="4.24" calcext:value-type="float">
            <text:p>4.24</text:p>
          </table:table-cell>
          <table:table-cell table:number-columns-repeated="1021"/>
        </table:table-row>
        <table:table-row table:style-name="ro1">
          <table:table-cell table:style-name="ce4"/>
          <table:table-cell office:value-type="float" office:value="0" calcext:value-type="float">
            <text:p>0</text:p>
          </table:table-cell>
          <table:table-cell table:style-name="ce17" office:value-type="float" office:value="2.49" calcext:value-type="float">
            <text:p>2.4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ight</text:p>
          </table:table-cell>
          <table:table-cell table:style-name="ce15" office:value-type="float" office:value="2048" calcext:value-type="float">
            <text:p>2048</text:p>
          </table:table-cell>
          <table:table-cell table:style-name="ce18" office:value-type="float" office:value="0.77" calcext:value-type="float">
            <text:p>0.77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ensor</text:p>
          </table:table-cell>
          <table:table-cell table:style-name="ce1" office:value-type="string" calcext:value-type="string">
            <text:p>Mapped torque, Nm</text:p>
          </table:table-cell>
          <table:table-cell table:style-name="ce1" office:value-type="string" calcext:value-type="string">
            <text:p>Spoof voltage</text:p>
          </table:table-cell>
          <table:table-cell/>
          <table:table-cell office:value-type="string" calcext:value-type="string">
            <text:p>STEPS_PER_VOLT</text:p>
          </table:table-cell>
          <table:table-cell table:style-name="ce8" table:formula="of:=4096/5" office:value-type="float" office:value="819.2" calcext:value-type="float">
            <text:p>819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(High)</text:p>
          </table:table-cell>
          <table:table-cell table:style-name="ce7"/>
          <table:table-cell table:style-name="ce10"/>
          <table:table-cell table:number-columns-repeated="1021"/>
        </table:table-row>
        <table:table-row table:style-name="ro1">
          <table:table-cell table:style-name="ce3" office:value-type="string" calcext:value-type="string">
            <text:p>left</text:p>
          </table:table-cell>
          <table:table-cell table:style-name="ce8" office:value-type="float" office:value="-5" calcext:value-type="float">
            <text:p>-5</text:p>
          </table:table-cell>
          <table:table-cell table:style-name="ce11" office:value-type="float" office:value="2.1" calcext:value-type="float">
            <text:p>2.1</text:p>
          </table:table-cell>
          <table:table-cell/>
          <table:table-cell office:value-type="string" calcext:value-type="string">
            <text:p>STEERING_SPOOF_LOW_SIGNAL_VOLTAGE_MIN</text:p>
          </table:table-cell>
          <table:table-cell table:formula="of:=1.2"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8" office:value-type="float" office:value="0" calcext:value-type="float">
            <text:p>0</text:p>
          </table:table-cell>
          <table:table-cell table:style-name="ce11" office:value-type="float" office:value="2.5" calcext:value-type="float">
            <text:p>2.5</text:p>
          </table:table-cell>
          <table:table-cell/>
          <table:table-cell office:value-type="string" calcext:value-type="string">
            <text:p>STEERING_SPOOF_LOW_SIGNAL_VOLTAGE_MAX</text:p>
          </table:table-cell>
          <table:table-cell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ight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2.9" calcext:value-type="float">
            <text:p>2.9</text:p>
          </table:table-cell>
          <table:table-cell/>
          <table:table-cell office:value-type="string" calcext:value-type="string">
            <text:p>STEERING_SPOOF_HIGH_SIGNAL_VOLTAGE_MIN</text:p>
          </table:table-cell>
          <table:table-cell table:formula="of:=1.2"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(Low)</text:p>
          </table:table-cell>
          <table:table-cell table:style-name="ce7"/>
          <table:table-cell table:style-name="ce10"/>
          <table:table-cell/>
          <table:table-cell office:value-type="string" calcext:value-type="string">
            <text:p>STEERING_SPOOF_HIGH_SIGNAL_VOLTAGE_MAX</text:p>
          </table:table-cell>
          <table:table-cell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ft</text:p>
          </table:table-cell>
          <table:table-cell table:style-name="ce8" office:value-type="float" office:value="-5" calcext:value-type="float">
            <text:p>-5</text:p>
          </table:table-cell>
          <table:table-cell table:style-name="ce11" office:value-type="float" office:value="2.9" calcext:value-type="float">
            <text:p>2.9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float" office:value="0" calcext:value-type="float">
            <text:p>0</text:p>
          </table:table-cell>
          <table:table-cell table:style-name="ce11" office:value-type="float" office:value="2.5" calcext:value-type="float">
            <text:p>2.5</text:p>
          </table:table-cell>
          <table:table-cell/>
          <table:table-cell office:value-type="string" calcext:value-type="string">
            <text:p>STEERING_SPOOF_LOW_SIGNAL_RANGE_MIN</text:p>
          </table:table-cell>
          <table:table-cell table:style-name="ce13" table:formula="of:=[.F3]*[.$F$1]" office:value-type="float" office:value="983.04" calcext:value-type="float">
            <text:p>98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ight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2.1" calcext:value-type="float">
            <text:p>2.1</text:p>
          </table:table-cell>
          <table:table-cell/>
          <table:table-cell office:value-type="string" calcext:value-type="string">
            <text:p>STEERING_SPOOF_LOW_SIGNAL_RANGE_MAX</text:p>
          </table:table-cell>
          <table:table-cell table:style-name="ce13" table:formula="of:=[.F4]*[.$F$1]" office:value-type="float" office:value="3112.96" calcext:value-type="float">
            <text:p>311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TEERING_SPOOF_HIGH_SIGNAL_RANGE_MIN</text:p>
          </table:table-cell>
          <table:table-cell table:style-name="ce13" table:formula="of:=[.F5]*[.$F$1]" office:value-type="float" office:value="983.04" calcext:value-type="float">
            <text:p>98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TEERING_SPOOF_HIGH_SIGNAL_RANGE_MAX</text:p>
          </table:table-cell>
          <table:table-cell table:style-name="ce13" table:formula="of:=[.F6]*[.$F$1]" office:value-type="float" office:value="3112.96" calcext:value-type="float">
            <text:p>311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ORQUE_SPOOF_LOW_SIGNAL_CALIBRATION_CURVE_SCALE</text:p>
          </table:table-cell>
          <table:table-cell office:value-type="float" office:value="-0.13785" calcext:value-type="float">
            <text:p>-0.1378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ORQUE_SPOOF_LOW_SIGNAL_CALIBRATION_CURVE_OFFSET</text:p>
          </table:table-cell>
          <table:table-cell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ORQUE_SPOOF_HIGH_SIGNAL_CALIBRATION_CURVE_SCALE</text:p>
          </table:table-cell>
          <table:table-cell office:value-type="float" office:value="0.1365" calcext:value-type="float">
            <text:p>0.136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ORQUE_SPOOF_HIGH_SIGNAL_CALIBRATION_CURVE_OFFSET</text:p>
          </table:table-cell>
          <table:table-cell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TEERING_TORQUE_TO_VOLTS_LO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B7]" office:value-type="float" office:value="-5" calcext:value-type="float">
            <text:p>-5</text:p>
          </table:table-cell>
          <table:table-cell table:formula="of:=(([.$F$13]*[.E19])+[.$F$14])" office:value-type="float" office:value="3.18925" calcext:value-type="float">
            <text:p>3.1892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[.B8]" office:value-type="float" office:value="0" calcext:value-type="float">
            <text:p>0</text:p>
          </table:table-cell>
          <table:table-cell table:formula="of:=(([.$F$13]*[.E20])+[.$F$14])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[.B9]" office:value-type="float" office:value="5" calcext:value-type="float">
            <text:p>5</text:p>
          </table:table-cell>
          <table:table-cell table:formula="of:=(([.$F$13]*[.E21])+[.$F$14])" office:value-type="float" office:value="1.81075" calcext:value-type="float">
            <text:p>1.8107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TEERING_TORQUE_TO_VOLTS_HIGH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B3]" office:value-type="float" office:value="-5" calcext:value-type="float">
            <text:p>-5</text:p>
          </table:table-cell>
          <table:table-cell table:formula="of:=(([.$F$15]*[.E23])+[.$F$16])" office:value-type="float" office:value="1.8175" calcext:value-type="float">
            <text:p>1.8175</text:p>
          </table:table-cell>
          <table:table-cell table:number-columns-repeated="1018"/>
        </table:table-row>
        <table:table-row table:style-name="ro1">
          <table:table-cell>
            <draw:frame table:end-cell-address="Sheet3.E36" table:end-x="156.27pt" table:end-y="7.63pt" draw:z-index="0" draw:name="Chart 2" draw:style-name="gr1" draw:text-style-name="P1" svg:width="500.49pt" svg:height="175.69pt" svg:x="0pt" svg:y="11.99pt">
              <loext:p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 table:formula="of:=[.B4]" office:value-type="float" office:value="0" calcext:value-type="float">
            <text:p>0</text:p>
          </table:table-cell>
          <table:table-cell table:formula="of:=(([.$F$15]*[.E24])+[.$F$16])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[.B5]" office:value-type="float" office:value="5" calcext:value-type="float">
            <text:p>5</text:p>
          </table:table-cell>
          <table:table-cell table:formula="of:=(([.$F$15]*[.E25])+[.$F$16])" office:value-type="float" office:value="3.1825" calcext:value-type="float">
            <text:p>3.1825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ensor</text:p>
          </table:table-cell>
          <table:table-cell table:style-name="ce1" office:value-type="string" calcext:value-type="string">
            <text:p>Mapped torque</text:p>
          </table:table-cell>
          <table:table-cell table:style-name="ce1" office:value-type="string" calcext:value-type="string">
            <text:p>Spoof voltage</text:p>
          </table:table-cell>
          <table:table-cell/>
          <table:table-cell office:value-type="string" calcext:value-type="string">
            <text:p>STEPS_PER_VOLT</text:p>
          </table:table-cell>
          <table:table-cell table:style-name="ce8" table:formula="of:=4096/5" office:value-type="float" office:value="819.2" calcext:value-type="float">
            <text:p>819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(High)</text:p>
          </table:table-cell>
          <table:table-cell table:style-name="ce7"/>
          <table:table-cell table:style-name="ce10"/>
          <table:table-cell table:number-columns-repeated="1021"/>
        </table:table-row>
        <table:table-row table:style-name="ro1">
          <table:table-cell table:style-name="ce3" office:value-type="string" calcext:value-type="string">
            <text:p>left</text:p>
          </table:table-cell>
          <table:table-cell table:style-name="ce8" office:value-type="float" office:value="-10" calcext:value-type="float">
            <text:p>-10</text:p>
          </table:table-cell>
          <table:table-cell table:style-name="ce11" office:value-type="float" office:value="1.078" calcext:value-type="float">
            <text:p>1.078</text:p>
          </table:table-cell>
          <table:table-cell/>
          <table:table-cell office:value-type="string" calcext:value-type="string">
            <text:p>STEERING_SPOOF_LOW_SIGNAL_VOLTAGE_MIN</text:p>
          </table:table-cell>
          <table:table-cell table:formula="of:=[.C9]" office:value-type="float" office:value="1.208" calcext:value-type="float">
            <text:p>1.208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8" office:value-type="float" office:value="0" calcext:value-type="float">
            <text:p>0</text:p>
          </table:table-cell>
          <table:table-cell table:style-name="ce11" office:value-type="float" office:value="2.5" calcext:value-type="float">
            <text:p>2.5</text:p>
          </table:table-cell>
          <table:table-cell/>
          <table:table-cell office:value-type="string" calcext:value-type="string">
            <text:p>STEERING_SPOOF_LOW_SIGNAL_VOLTAGE_MAX</text:p>
          </table:table-cell>
          <table:table-cell table:formula="of:=[.C7]" office:value-type="float" office:value="3.965" calcext:value-type="float">
            <text:p>3.96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igh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3.808" calcext:value-type="float">
            <text:p>3.808</text:p>
          </table:table-cell>
          <table:table-cell/>
          <table:table-cell office:value-type="string" calcext:value-type="string">
            <text:p>STEERING_SPOOF_HIGH_SIGNAL_VOLTAGE_MIN</text:p>
          </table:table-cell>
          <table:table-cell table:formula="of:=[.C3]" office:value-type="float" office:value="1.078" calcext:value-type="float">
            <text:p>1.078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(Low)</text:p>
          </table:table-cell>
          <table:table-cell table:style-name="ce7"/>
          <table:table-cell table:style-name="ce10"/>
          <table:table-cell/>
          <table:table-cell office:value-type="string" calcext:value-type="string">
            <text:p>STEERING_SPOOF_HIGH_SIGNAL_VOLTAGE_MAX</text:p>
          </table:table-cell>
          <table:table-cell table:formula="of:=[.C5]" office:value-type="float" office:value="3.808" calcext:value-type="float">
            <text:p>3.80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ft</text:p>
          </table:table-cell>
          <table:table-cell table:style-name="ce8" office:value-type="float" office:value="-10" calcext:value-type="float">
            <text:p>-10</text:p>
          </table:table-cell>
          <table:table-cell table:style-name="ce11" office:value-type="float" office:value="3.965" calcext:value-type="float">
            <text:p>3.965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float" office:value="0" calcext:value-type="float">
            <text:p>0</text:p>
          </table:table-cell>
          <table:table-cell table:style-name="ce11" office:value-type="float" office:value="2.5" calcext:value-type="float">
            <text:p>2.5</text:p>
          </table:table-cell>
          <table:table-cell/>
          <table:table-cell office:value-type="string" calcext:value-type="string">
            <text:p>STEERING_SPOOF_LOW_SIGNAL_RANGE_MIN</text:p>
          </table:table-cell>
          <table:table-cell table:style-name="ce13" table:formula="of:=[.F3]*[.$F$1]" office:value-type="float" office:value="989.5936" calcext:value-type="float">
            <text:p>99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igh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1.208" calcext:value-type="float">
            <text:p>1.208</text:p>
          </table:table-cell>
          <table:table-cell/>
          <table:table-cell office:value-type="string" calcext:value-type="string">
            <text:p>STEERING_SPOOF_LOW_SIGNAL_RANGE_MAX</text:p>
          </table:table-cell>
          <table:table-cell table:style-name="ce13" table:formula="of:=[.F4]*[.$F$1]" office:value-type="float" office:value="3248.128" calcext:value-type="float">
            <text:p>324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TEERING_SPOOF_HIGH_SIGNAL_RANGE_MIN</text:p>
          </table:table-cell>
          <table:table-cell table:style-name="ce13" table:formula="of:=[.F5]*[.$F$1]" office:value-type="float" office:value="883.0976" calcext:value-type="float">
            <text:p>88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TEERING_SPOOF_HIGH_SIGNAL_RANGE_MAX</text:p>
          </table:table-cell>
          <table:table-cell table:style-name="ce13" table:formula="of:=[.F6]*[.$F$1]" office:value-type="float" office:value="3119.5136" calcext:value-type="float">
            <text:p>312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ORQUE_SPOOF_LOW_SIGNAL_CALIBRATION_CURVE_SCALE</text:p>
          </table:table-cell>
          <table:table-cell office:value-type="float" office:value="-0.13785" calcext:value-type="float">
            <text:p>-0.1378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ORQUE_SPOOF_LOW_SIGNAL_CALIBRATION_CURVE_OFFSET</text:p>
          </table:table-cell>
          <table:table-cell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ORQUE_SPOOF_HIGH_SIGNAL_CALIBRATION_CURVE_SCALE</text:p>
          </table:table-cell>
          <table:table-cell office:value-type="float" office:value="0.1365" calcext:value-type="float">
            <text:p>0.136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ORQUE_SPOOF_HIGH_SIGNAL_CALIBRATION_CURVE_OFFSET</text:p>
          </table:table-cell>
          <table:table-cell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TEERING_TORQUE_TO_VOLTS_LO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B7]" office:value-type="float" office:value="-10" calcext:value-type="float">
            <text:p>-10</text:p>
          </table:table-cell>
          <table:table-cell table:formula="of:=(([.$F$13]*[.E19])+[.$F$14])" office:value-type="float" office:value="3.8785" calcext:value-type="float">
            <text:p>3.878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[.B8]" office:value-type="float" office:value="0" calcext:value-type="float">
            <text:p>0</text:p>
          </table:table-cell>
          <table:table-cell table:formula="of:=(([.$F$13]*[.E20])+[.$F$14])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[.B9]" office:value-type="float" office:value="10" calcext:value-type="float">
            <text:p>10</text:p>
          </table:table-cell>
          <table:table-cell table:formula="of:=(([.$F$13]*[.E21])+[.$F$14])" office:value-type="float" office:value="1.1215" calcext:value-type="float">
            <text:p>1.121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TEERING_TORQUE_TO_VOLTS_HIGH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B3]" office:value-type="float" office:value="-10" calcext:value-type="float">
            <text:p>-10</text:p>
          </table:table-cell>
          <table:table-cell table:formula="of:=(([.$F$15]*[.E23])+[.$F$16])" office:value-type="float" office:value="1.135" calcext:value-type="float">
            <text:p>1.135</text:p>
          </table:table-cell>
          <table:table-cell table:number-columns-repeated="1018"/>
        </table:table-row>
        <table:table-row table:style-name="ro1">
          <table:table-cell>
            <draw:frame table:end-cell-address="Sheet4.E36" table:end-x="156.27pt" table:end-y="7.63pt" draw:z-index="0" draw:name="Chart 2" draw:style-name="gr1" draw:text-style-name="P1" svg:width="470.86pt" svg:height="175.69pt" svg:x="0pt" svg:y="11.99pt">
              <lo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3"/>
          <table:table-cell table:formula="of:=[.B4]" office:value-type="float" office:value="0" calcext:value-type="float">
            <text:p>0</text:p>
          </table:table-cell>
          <table:table-cell table:formula="of:=(([.$F$15]*[.E24])+[.$F$16])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[.B5]" office:value-type="float" office:value="10" calcext:value-type="float">
            <text:p>10</text:p>
          </table:table-cell>
          <table:table-cell table:formula="of:=(([.$F$15]*[.E25])+[.$F$16])" office:value-type="float" office:value="3.865" calcext:value-type="float">
            <text:p>3.865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1">00/00/0000</text:date>, <text:time style:data-style-name="N2" text:time-value="23:59:48.415735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Hartung</meta:initial-creator>
    <meta:creation-date>2015-09-28T13:25:48</meta:creation-date>
    <dc:date>2021-04-01T00:13:20.285224694</dc:date>
    <meta:generator>LibreOffice/5.1.6.2$Linux_X86_64 LibreOffice_project/10m0$Build-2</meta:generator>
    <meta:editing-duration>PT1H31M21S</meta:editing-duration>
    <meta:editing-cycles>7</meta:editing-cycles>
    <meta:document-statistic meta:table-count="4" meta:cell-count="204" meta:object-count="4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force-intercept="false" chart:regression-type="linear"/>
      <style:graphic-properties svg:stroke-width="0.026cm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6cm" svg:stroke-color="#6666ff"/>
    </style:style>
    <style:style style:name="ch8" style:family="chart">
      <style:text-properties fo:color="#000000" style:text-position="0% 100%" fo:font-family="Calibri"/>
    </style:style>
    <style:style style:name="ch9" style:family="chart">
      <style:chart-properties loext:regression-name="" loext:regression-max-degree="2" loext:regression-period="2" loext:regression-force-intercept="false" chart:regression-type="logarithmic"/>
      <style:graphic-properties svg:stroke-width="0.026cm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6cm" svg:stroke-color="#ff3333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7.887cm" svg:height="15.346cm" xlink:href=".." xlink:type="simple" chart:class="chart:scatter" chart:style-name="ch1">
        <chart:plot-area chart:style-name="ch2" table:cell-range-address="KIA_Soul.B7:KIA_Soul.C9 KIA_Soul.C3:KIA_Soul.C5" svg:x="0.557cm" svg:y="0.306cm" svg:width="26.773cm" svg:height="14.734cm">
          <chartooo:coordinate-region svg:x="1.086cm" svg:y="0.519cm" svg:width="25.777cm" svg:height="13.84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KIA_Soul.C7:KIA_Soul.C9" chart:class="chart:scatter">
            <chart:domain table:cell-range-address="KIA_Soul.B7:KIA_Soul.B9"/>
            <chart:regression-curve chart:style-name="ch6"/>
            <chart:regression-curve chart:style-name="ch7">
              <chart:equation chart:display-equation="true" chart:display-r-square="true" svg:x="2.316cm" svg:y="3.776cm" chart:style-name="ch8"/>
            </chart:regression-curve>
            <chart:regression-curve chart:style-name="ch9"/>
            <chart:data-point chart:repeated="3"/>
          </chart:series>
          <chart:series chart:style-name="ch5" chart:values-cell-range-address="KIA_Soul.C3:KIA_Soul.C5" chart:class="chart:scatter">
            <chart:domain table:cell-range-address="KIA_Soul.B3:KIA_Soul.B5"/>
            <chart:regression-curve chart:style-name="ch6"/>
            <chart:regression-curve chart:style-name="ch10">
              <chart:equation chart:display-equation="true" chart:display-r-square="true" svg:x="19.869cm" svg:y="3.758cm" chart:style-name="ch8"/>
            </chart:regression-curve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48">
                <text:p>-2048</text:p>
                <draw:g>
                  <svg:desc>KIA_Soul.B7:KIA_Soul.B9</svg:desc>
                </draw:g>
              </table:table-cell>
              <table:table-cell office:value-type="float" office:value="4.24">
                <text:p>4.24</text:p>
                <draw:g>
                  <svg:desc>KIA_Soul.C7:KIA_Soul.C9</svg:desc>
                </draw:g>
              </table:table-cell>
              <table:table-cell office:value-type="float" office:value="2048">
                <text:p>2048</text:p>
                <draw:g>
                  <svg:desc>KIA_Soul.B3:KIA_Soul.B5</svg:desc>
                </draw:g>
              </table:table-cell>
              <table:table-cell office:value-type="float" office:value="4.26">
                <text:p>4.26</text:p>
                <draw:g>
                  <svg:desc>KIA_Soul.C3:KIA_Soul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49">
                <text:p>2.49</text:p>
              </table:table-cell>
              <table:table-cell office:value-type="float" office:value="0">
                <text:p>0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8">
                <text:p>2048</text:p>
              </table:table-cell>
              <table:table-cell office:value-type="float" office:value="0.77">
                <text:p>0.77</text:p>
              </table:table-cell>
              <table:table-cell office:value-type="float" office:value="-2048">
                <text:p>-2048</text:p>
              </table:table-cell>
              <table:table-cell office:value-type="float" office:value="0.81">
                <text:p>0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force-intercept="false" chart:regression-type="linear"/>
      <style:graphic-properties svg:stroke-width="0.026cm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6cm" svg:stroke-color="#6666ff"/>
    </style:style>
    <style:style style:name="ch8" style:family="chart">
      <style:text-properties fo:color="#000000" style:text-position="0% 100%" fo:font-family="Calibri"/>
    </style:style>
    <style:style style:name="ch9" style:family="chart">
      <style:chart-properties loext:regression-name="" loext:regression-max-degree="2" loext:regression-period="2" loext:regression-force-intercept="false" chart:regression-type="logarithmic"/>
      <style:graphic-properties svg:stroke-width="0.026cm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6cm" svg:stroke-color="#ff3333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7.281cm" svg:height="6.199cm" xlink:href=".." xlink:type="simple" chart:class="chart:scatter" chart:style-name="ch1">
        <chart:plot-area chart:style-name="ch2" table:cell-range-address="vesta.B7:vesta.C9 vesta.C3:vesta.C5" svg:x="0.345cm" svg:y="0.123cm" svg:width="16.591cm" svg:height="5.953cm">
          <chartooo:coordinate-region svg:x="0.525cm" svg:y="0.336cm" svg:width="16.293cm" svg:height="5.06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vesta.C7:vesta.C9" chart:class="chart:scatter">
            <chart:domain table:cell-range-address="vesta.B7:vesta.B9"/>
            <chart:regression-curve chart:style-name="ch6"/>
            <chart:regression-curve chart:style-name="ch7">
              <chart:equation chart:display-equation="true" chart:display-r-square="true" svg:x="1.436cm" svg:y="1.525cm" chart:style-name="ch8"/>
            </chart:regression-curve>
            <chart:regression-curve chart:style-name="ch9"/>
            <chart:data-point chart:repeated="3"/>
          </chart:series>
          <chart:series chart:style-name="ch5" chart:values-cell-range-address="vesta.C3:vesta.C5" chart:class="chart:scatter">
            <chart:domain table:cell-range-address="vesta.B3:vesta.B5"/>
            <chart:regression-curve chart:style-name="ch6"/>
            <chart:regression-curve chart:style-name="ch10">
              <chart:equation chart:display-equation="true" chart:display-r-square="true" svg:x="12.313cm" svg:y="1.518cm" chart:style-name="ch8"/>
            </chart:regression-curve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vesta.B7:vesta.B9</svg:desc>
                </draw:g>
              </table:table-cell>
              <table:table-cell office:value-type="float" office:value="2.9">
                <text:p>2.9</text:p>
                <draw:g>
                  <svg:desc>vesta.C7:vesta.C9</svg:desc>
                </draw:g>
              </table:table-cell>
              <table:table-cell office:value-type="float" office:value="-5">
                <text:p>-5</text:p>
                <draw:g>
                  <svg:desc>vesta.B3:vesta.B5</svg:desc>
                </draw:g>
              </table:table-cell>
              <table:table-cell office:value-type="float" office:value="2.1">
                <text:p>2.1</text:p>
                <draw:g>
                  <svg:desc>vesta.C3:vesta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.1">
                <text:p>2.1</text:p>
              </table:table-cell>
              <table:table-cell office:value-type="float" office:value="5">
                <text:p>5</text:p>
              </table:table-cell>
              <table:table-cell office:value-type="float" office:value="2.9">
                <text:p>2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force-intercept="false" chart:regression-type="linear"/>
      <style:graphic-properties svg:stroke-width="0.026cm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6cm" svg:stroke-color="#6666ff"/>
    </style:style>
    <style:style style:name="ch8" style:family="chart">
      <style:text-properties fo:color="#000000" style:text-position="0% 100%" fo:font-family="Calibri"/>
    </style:style>
    <style:style style:name="ch9" style:family="chart">
      <style:chart-properties loext:regression-name="" loext:regression-max-degree="2" loext:regression-period="2" loext:regression-force-intercept="false" chart:regression-type="logarithmic"/>
      <style:graphic-properties svg:stroke-width="0.026cm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6cm" svg:stroke-color="#ff3333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7.657cm" svg:height="6.199cm" xlink:href="." xlink:type="simple" chart:class="chart:scatter" chart:style-name="ch1">
        <chart:plot-area chart:style-name="ch2" chart:data-source-has-labels="both" svg:x="0.353cm" svg:y="0.123cm" svg:width="16.951cm" svg:height="5.953cm">
          <chartooo:coordinate-region svg:x="0.65cm" svg:y="0.336cm" svg:width="16.419cm" svg:height="5.066cm"/>
          <chart:axis chart:dimension="x" chart:name="primary-x" chart:style-name="ch3" chartooo:axis-type="auto">
            <chart:categories table:cell-range-address="local-table.$A$2:.$A$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4" chart:label-cell-address="local-table.$C$1" chart:class="chart:scatter">
            <chart:domain table:cell-range-address="local-table.$B$2:.$B$4"/>
            <chart:regression-curve chart:style-name="ch6"/>
            <chart:regression-curve chart:style-name="ch7">
              <chart:equation chart:display-equation="true" chart:display-r-square="true" svg:x="1.467cm" svg:y="1.525cm" chart:style-name="ch8"/>
            </chart:regression-curve>
            <chart:regression-curve chart:style-name="ch9"/>
            <chart:data-point chart:repeated="3"/>
          </chart:series>
          <chart:series chart:style-name="ch5" chart:values-cell-range-address="local-table.$E$2:.$E$4" chart:label-cell-address="local-table.$E$1" chart:class="chart:scatter">
            <chart:domain table:cell-range-address="local-table.$D$2:.$D$4"/>
            <chart:regression-curve chart:style-name="ch6"/>
            <chart:regression-curve chart:style-name="ch10">
              <chart:equation chart:display-equation="true" chart:display-r-square="true" svg:x="12.581cm" svg:y="1.518cm" chart:style-name="ch8"/>
            </chart:regression-curve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</table:table-cell>
              <table:table-cell office:value-type="float" office:value="3.965">
                <text:p>3.965</text:p>
              </table:table-cell>
              <table:table-cell office:value-type="float" office:value="-10">
                <text:p>-10</text:p>
              </table:table-cell>
              <table:table-cell office:value-type="float" office:value="1.078">
                <text:p>1.0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208">
                <text:p>1.208</text:p>
              </table:table-cell>
              <table:table-cell office:value-type="float" office:value="10">
                <text:p>10</text:p>
              </table:table-cell>
              <table:table-cell office:value-type="float" office:value="3.808">
                <text:p>3.8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force-intercept="false" chart:regression-type="linear"/>
      <style:graphic-properties svg:stroke-width="0.026cm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6cm" svg:stroke-color="#6666ff"/>
    </style:style>
    <style:style style:name="ch8" style:family="chart">
      <style:text-properties fo:color="#000000" style:text-position="0% 100%" fo:font-family="Calibri"/>
    </style:style>
    <style:style style:name="ch9" style:family="chart">
      <style:chart-properties loext:regression-name="" loext:regression-max-degree="2" loext:regression-period="2" loext:regression-force-intercept="false" chart:regression-type="logarithmic"/>
      <style:graphic-properties svg:stroke-width="0.026cm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6cm" svg:stroke-color="#ff3333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612cm" svg:height="6.199cm" xlink:href="." xlink:type="simple" chart:class="chart:scatter" chart:style-name="ch1">
        <chart:plot-area chart:style-name="ch2" chart:data-source-has-labels="both" svg:x="0.332cm" svg:y="0.123cm" svg:width="15.948cm" svg:height="5.953cm">
          <chartooo:coordinate-region svg:x="0.629cm" svg:y="0.336cm" svg:width="15.416cm" svg:height="5.066cm"/>
          <chart:axis chart:dimension="x" chart:name="primary-x" chart:style-name="ch3" chartooo:axis-type="auto">
            <chart:categories table:cell-range-address="local-table.$A$2:.$A$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4" chart:label-cell-address="local-table.$C$1" chart:class="chart:scatter">
            <chart:domain table:cell-range-address="local-table.$B$2:.$B$4"/>
            <chart:regression-curve chart:style-name="ch6"/>
            <chart:regression-curve chart:style-name="ch7">
              <chart:equation chart:display-equation="true" chart:display-r-square="true" svg:x="1.38cm" svg:y="1.525cm" chart:style-name="ch8"/>
            </chart:regression-curve>
            <chart:regression-curve chart:style-name="ch9"/>
            <chart:data-point chart:repeated="3"/>
          </chart:series>
          <chart:series chart:style-name="ch5" chart:values-cell-range-address="local-table.$E$2:.$E$4" chart:label-cell-address="local-table.$E$1" chart:class="chart:scatter">
            <chart:domain table:cell-range-address="local-table.$D$2:.$D$4"/>
            <chart:regression-curve chart:style-name="ch6"/>
            <chart:regression-curve chart:style-name="ch10">
              <chart:equation chart:display-equation="true" chart:display-r-square="true" svg:x="11.836cm" svg:y="1.518cm" chart:style-name="ch8"/>
            </chart:regression-curve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</table:table-cell>
              <table:table-cell office:value-type="float" office:value="3.965">
                <text:p>3.965</text:p>
              </table:table-cell>
              <table:table-cell office:value-type="float" office:value="-10">
                <text:p>-10</text:p>
              </table:table-cell>
              <table:table-cell office:value-type="float" office:value="1.078">
                <text:p>1.0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208">
                <text:p>1.208</text:p>
              </table:table-cell>
              <table:table-cell office:value-type="float" office:value="10">
                <text:p>10</text:p>
              </table:table-cell>
              <table:table-cell office:value-type="float" office:value="3.808">
                <text:p>3.8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